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72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6181in"/>
    </style:style>
    <style:style style:name="co5" style:family="table-column">
      <style:table-column-properties fo:break-before="auto" style:column-width="1.9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patial_resolution_(km)</text:p>
          </table:table-cell>
          <table:table-cell office:value-type="string" calcext:value-type="string">
            <text:p>dim_ddl_patch_(pixels)</text:p>
          </table:table-cell>
          <table:table-cell office:value-type="string" calcext:value-type="string">
            <text:p>dim_patch_cnn_(pixels)</text:p>
          </table:table-cell>
          <table:table-cell office:value-type="string" calcext:value-type="string">
            <text:p>cnn_spatial_resolution_(km)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bathymetry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2]*[.D2]" office:value-type="float" office:value="30" calcext:value-type="float">
            <text:p>30</text:p>
          </table:table-cell>
          <table:table-cell office:value-type="string" calcext:value-type="string">
            <text:p>NOAA</text:p>
          </table:table-cell>
        </table:table-row>
        <table:table-row table:style-name="ro1">
          <table:table-cell office:value-type="string" calcext:value-type="string">
            <text:p>meditereanean_sst</text:p>
          </table:table-cell>
          <table:table-cell office:value-type="float" office:value="0.95" calcext:value-type="float">
            <text:p>0.9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formula="of:=[.B3]*[.D3]" office:value-type="float" office:value="30.4" calcext:value-type="float">
            <text:p>30.4</text:p>
          </table:table-cell>
          <table:table-cell office:value-type="string" calcext:value-type="string">
            <text:p>https://resources.marine.copernicus.eu/product-detail/SST_MED_SST_L4_NRT_OBSERVATIONS_010_004/INFORMATION</text:p>
          </table:table-cell>
        </table:table-row>
        <table:table-row table:style-name="ro1">
          <table:table-cell office:value-type="string" calcext:value-type="string">
            <text:p>bathy_95m</text:p>
          </table:table-cell>
          <table:table-cell office:value-type="float" office:value="0.095" calcext:value-type="float">
            <text:p>0.09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formula="of:=[.B4]*[.D4]" office:value-type="float" office:value="2.945" calcext:value-type="float">
            <text:p>2.945</text:p>
          </table:table-cell>
          <table:table-cell office:value-type="string" calcext:value-type="string">
            <text:p>https://erddap.emodnet.eu/erddap/griddap/emodnet_bathy_dtm_2020.graph?elevation%5B(30.000520833328213):(48.0005208333289)%5D%5B(-11.000520833329585):(42.999479166657686)%5D&amp;.draw=surface&amp;.vars=longitude%7Clatitude%7Celevation&amp;.colorBar=%7C%7C%7C%7C%7C&amp;.bgColor=0xffccccff</text:p>
          </table:table-cell>
        </table:table-row>
        <table:table-row table:style-name="ro1">
          <table:table-cell office:value-type="string" calcext:value-type="string">
            <text:p>chlorophyll_concentration_1km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formula="of:=[.B5]*[.D5]" office:value-type="float" office:value="30" calcext:value-type="float">
            <text:p>30</text:p>
          </table:table-cell>
          <table:table-cell office:value-type="string" calcext:value-type="string">
            <text:p>https://data.marine.copernicus.eu/product/OCEANCOLOUR_MED_BGC_L4_MY_009_144/description</text:p>
          </table:table-cell>
        </table:table-row>
        <table:table-row table:style-name="ro1">
          <table:table-cell office:value-type="string" calcext:value-type="string">
            <text:p>salinity_4.2km_mean_year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6]*[.D6]" office:value-type="float" office:value="29.4" calcext:value-type="float">
            <text:p>29.4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rgb_sentinel</text:p>
          </table:table-cell>
          <table:table-cell office:value-type="float" office:value="0.01" calcext:value-type="float">
            <text:p>0.01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table:formula="of:=[.B7]*[.D7]" office:value-type="float" office:value="3" calcext:value-type="float">
            <text:p>3</text:p>
          </table:table-cell>
          <table:table-cell office:value-type="string" calcext:value-type="string">
            <text:p>Sentinel_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6:31:08.039323709</meta:creation-date>
    <dc:date>2023-02-02T15:38:48.026515540</dc:date>
    <meta:editing-duration>PT6M20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